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/>
    </style:style>
    <style:style style:name="ce2" style:family="table-cell" style:parent-style-name="Default">
      <style:table-cell-properties fo:background-color="#fff5ce"/>
    </style:style>
    <style:style style:name="ce3" style:family="table-cell" style:parent-style-name="Default">
      <style:table-cell-properties fo:background-color="#fff5ce" fo:border="0.74pt solid #000000"/>
    </style:style>
    <style:style style:name="ce4" style:family="table-cell" style:parent-style-name="Default">
      <style:table-cell-properties fo:background-color="#d4ea6b"/>
    </style:style>
    <style:style style:name="ce5" style:family="table-cell" style:parent-style-name="Default">
      <style:table-cell-properties fo:background-color="#729fcf"/>
      <style:text-properties fo:color="#000000"/>
    </style:style>
    <style:style style:name="ce6" style:family="table-cell" style:parent-style-name="Default">
      <style:table-cell-properties fo:background-color="#b3cac7"/>
    </style:style>
    <style:style style:name="ce7" style:family="table-cell" style:parent-style-name="Default">
      <style:table-cell-properties fo:background-color="#e8f2a1" fo:border="0.74pt solid #000000"/>
    </style:style>
    <style:style style:name="ce8" style:family="table-cell" style:parent-style-name="Default">
      <style:table-cell-properties fo:background-color="#dddddd" fo:border="0.74pt solid #000000"/>
    </style:style>
    <style:style style:name="ce9" style:family="table-cell" style:parent-style-name="Default">
      <style:table-cell-properties fo:background-color="#8e86ae" fo:border="0.74pt solid #000000"/>
    </style:style>
    <style:style style:name="ce10" style:family="table-cell" style:parent-style-name="Default">
      <style:table-cell-properties fo:background-color="#dee6ef" fo:border="0.74pt solid #00000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cccccc" fo:border="0.74pt solid #000000"/>
    </style:style>
    <style:style style:name="ce13" style:family="table-cell" style:parent-style-name="Default">
      <style:table-cell-properties fo:background-color="#ed4c05"/>
    </style:style>
    <style:style style:name="ce14" style:family="table-cell" style:parent-style-name="Default"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ackground-color="#f10d0c"/>
    </style:style>
    <style:style style:name="ce16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Tratamientos</text:p>
          </table:table-cell>
          <table:table-cell table:number-columns-repeated="4"/>
          <table:table-cell office:value-type="string" calcext:value-type="string">
            <text:p>SSTrat</text:p>
          </table:table-cell>
          <table:table-cell office:value-type="string" calcext:value-type="string">
            <text:p>yi..</text:p>
          </table:table-cell>
          <table:table-cell/>
          <table:table-cell table:style-name="ce8" office:value-type="string" calcext:value-type="string">
            <text:p>K=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.5" calcext:value-type="float">
            <text:p>3.5</text:p>
          </table:table-cell>
          <table:table-cell office:value-type="float" office:value="3.3" calcext:value-type="float">
            <text:p>3.3</text:p>
          </table:table-cell>
          <table:table-cell office:value-type="float" office:value="3.5" calcext:value-type="float">
            <text:p>3.5</text:p>
          </table:table-cell>
          <table:table-cell office:value-type="float" office:value="3.3" calcext:value-type="float">
            <text:p>3.3</text:p>
          </table:table-cell>
          <table:table-cell table:formula="of:=[.B3]^2+[.C3]^2+[.D3]^2+[.E3]^2" office:value-type="float" office:value="46.28" calcext:value-type="float">
            <text:p>46.28</text:p>
          </table:table-cell>
          <table:table-cell table:formula="of:=[.B3]+[.C3]+[.D3]+[.E3]" office:value-type="float" office:value="13.6" calcext:value-type="float">
            <text:p>13.6</text:p>
          </table:table-cell>
          <table:table-cell/>
          <table:table-cell table:style-name="ce8" office:value-type="string" calcext:value-type="string">
            <text:p>I=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style-name="ce12" office:value-type="string" calcext:value-type="string">
            <text:p>Y².../N=</text:p>
          </table:table-cell>
          <table:table-cell table:style-name="ce12" table:formula="of:=([.G8]^2)/[.J7]" office:value-type="float" office:value="161.312" calcext:value-type="float">
            <text:p>161.312</text:p>
          </table:table-cell>
          <table:table-cell table:number-columns-repeated="2"/>
          <table:table-cell office:value-type="string" calcext:value-type="string">
            <text:p>sumj</text:p>
          </table:table-cell>
          <table:table-cell table:style-name="ce13" office:value-type="string" calcext:value-type="string">
            <text:p>SSReng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 office:value-type="float" office:value="2.1" calcext:value-type="float">
            <text:p>2.1</text:p>
          </table:table-cell>
          <table:table-cell office:value-type="float" office:value="2.7" calcext:value-type="float">
            <text:p>2.7</text:p>
          </table:table-cell>
          <table:table-cell table:formula="of:=[.B4]^2+[.C4]^2+[.D4]^2+[.E4]^2" office:value-type="float" office:value="20.52" calcext:value-type="float">
            <text:p>20.52</text:p>
          </table:table-cell>
          <table:table-cell table:formula="of:=[.B4]+[.C4]+[.D4]+[.E4]" office:value-type="float" office:value="9" calcext:value-type="float">
            <text:p>9</text:p>
          </table:table-cell>
          <table:table-cell/>
          <table:table-cell table:style-name="ce8" office:value-type="string" calcext:value-type="string">
            <text:p>J=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5"/>
          <table:table-cell table:formula="of:=([.F10]^2+[.F11]^2+[.F12]^2+[.F13]^2+[.F14]^2)/[.J2]" office:value-type="float" office:value="161.57" calcext:value-type="float">
            <text:p>161.57</text:p>
          </table:table-cell>
          <table:table-cell table:formula="of:=[.P4]-[.M3]" office:value-type="float" office:value="0.257999999999953" calcext:value-type="float">
            <text:p>0.257999999999953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.5" calcext:value-type="float">
            <text:p>2.5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2.5" calcext:value-type="float">
            <text:p>2.5</text:p>
          </table:table-cell>
          <table:table-cell table:formula="of:=[.B5]^2+[.C5]^2+[.D5]^2+[.E5]^2" office:value-type="float" office:value="24.04" calcext:value-type="float">
            <text:p>24.04</text:p>
          </table:table-cell>
          <table:table-cell table:formula="of:=[.B5]+[.C5]+[.D5]+[.E5]" office:value-type="float" office:value="9.8" calcext:value-type="float">
            <text:p>9.8</text:p>
          </table:table-cell>
          <table:table-cell/>
          <table:table-cell table:style-name="ce8" office:value-type="string" calcext:value-type="string">
            <text:p>R=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office:value-type="float" office:value="2.9" calcext:value-type="float">
            <text:p>2.9</text:p>
          </table:table-cell>
          <table:table-cell office:value-type="float" office:value="3.7" calcext:value-type="float">
            <text:p>3.7</text:p>
          </table:table-cell>
          <table:table-cell office:value-type="float" office:value="3.5" calcext:value-type="float">
            <text:p>3.5</text:p>
          </table:table-cell>
          <table:table-cell table:formula="of:=[.B6]^2+[.C6]^2+[.D6]^2+[.E6]^2" office:value-type="float" office:value="42.76" calcext:value-type="float">
            <text:p>42.76</text:p>
          </table:table-cell>
          <table:table-cell table:formula="of:=[.B6]+[.C6]+[.D6]+[.E6]" office:value-type="float" office:value="13" calcext:value-type="float">
            <text:p>13</text:p>
          </table:table-cell>
          <table:table-cell/>
          <table:table-cell table:style-name="ce8" office:value-type="string" calcext:value-type="string">
            <text:p>lambda=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umk</text:p>
          </table:table-cell>
          <table:table-cell table:style-name="ce15" office:value-type="string" calcext:value-type="string">
            <text:p>SSCol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table:formula="of:=[.B7]^2+[.C7]^2+[.D7]^2+[.E7]^2" office:value-type="float" office:value="32.76" calcext:value-type="float">
            <text:p>32.76</text:p>
          </table:table-cell>
          <table:table-cell table:formula="of:=[.B7]+[.C7]+[.D7]+[.E7]" office:value-type="float" office:value="11.4" calcext:value-type="float">
            <text:p>11.4</text:p>
          </table:table-cell>
          <table:table-cell/>
          <table:table-cell table:style-name="ce8" office:value-type="string" calcext:value-type="string">
            <text:p>N=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5"/>
          <table:table-cell table:formula="of:=([.B15]^2+[.C15]^2+[.D15]^2+[.E15]^2)/[.J4]" office:value-type="float" office:value="161.856" calcext:value-type="float">
            <text:p>161.856</text:p>
          </table:table-cell>
          <table:table-cell table:formula="of:=[.P7]-[.M3]" office:value-type="float" office:value="0.543999999999954" calcext:value-type="float">
            <text:p>0.543999999999954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y…</text:p>
          </table:table-cell>
          <table:table-cell table:formula="of:=SUM([.G3:.G7])" office:value-type="float" office:value="56.8" calcext:value-type="float">
            <text:p>56.8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Renglon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y.j.</text:p>
          </table:table-cell>
          <table:table-cell table:number-columns-repeated="3"/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E</text:p>
          </table:table-cell>
          <table:table-cell/>
          <table:table-cell office:value-type="string" calcext:value-type="string">
            <text:p>sumJK_K</text:p>
          </table:table-cell>
          <table:table-cell table:style-name="ce16" office:value-type="string" calcext:value-type="string">
            <text:p>SST</text:p>
          </table:table-cell>
          <table:table-cell/>
        </table:table-row>
        <table:table-row table:style-name="ro1">
          <table:table-cell table:style-name="ce3" office:value-type="string" calcext:value-type="string">
            <text:p>I</text:p>
          </table:table-cell>
          <table:table-cell office:value-type="float" office:value="3.5" calcext:value-type="float">
            <text:p>3.5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table:formula="of:=SUM([.B10:.E10])" office:value-type="float" office:value="11.6" calcext:value-type="float">
            <text:p>11.6</text:p>
          </table:table-cell>
          <table:table-cell table:number-columns-repeated="2"/>
          <table:table-cell table:style-name="ce3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0]^2+[.C10]^2+[.D10]^2+[.E10]^2" office:value-type="float" office:value="35.16" calcext:value-type="float">
            <text:p>35.16</text:p>
          </table:table-cell>
          <table:table-cell table:formula="of:=[.P15]-[.M3]" office:value-type="float" office:value="5.04799999999995" calcext:value-type="float">
            <text:p>5.04799999999995</text:p>
          </table:table-cell>
          <table:table-cell/>
        </table:table-row>
        <table:table-row table:style-name="ro1">
          <table:table-cell table:style-name="ce3" office:value-type="string" calcext:value-type="string">
            <text:p>II</text:p>
          </table:table-cell>
          <table:table-cell office:value-type="float" office:value="2.6" calcext:value-type="float">
            <text:p>2.6</text:p>
          </table:table-cell>
          <table:table-cell office:value-type="float" office:value="3.3" calcext:value-type="float">
            <text:p>3.3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 table:formula="of:=SUM([.B11:.E11])" office:value-type="float" office:value="10.5" calcext:value-type="float">
            <text:p>10.5</text:p>
          </table:table-cell>
          <table:table-cell table:number-columns-repeated="2"/>
          <table:table-cell table:style-name="ce3" office:value-type="string" calcext:value-type="string">
            <text:p>I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1]^2+[.C11]^2+[.D11]^2+[.E11]^2" office:value-type="float" office:value="28.31" calcext:value-type="float">
            <text:p>28.3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II</text:p>
          </table:table-cell>
          <table:table-cell office:value-type="float" office:value="2.9" calcext:value-type="float">
            <text:p>2.9</text:p>
          </table:table-cell>
          <table:table-cell office:value-type="float" office:value="2.6" calcext:value-type="float">
            <text:p>2.6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table:formula="of:=SUM([.B12:.E12])" office:value-type="float" office:value="11.7" calcext:value-type="float">
            <text:p>11.7</text:p>
          </table:table-cell>
          <table:table-cell table:number-columns-repeated="2"/>
          <table:table-cell table:style-name="ce3" office:value-type="string" calcext:value-type="string">
            <text:p>II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12]^2+[.C12]^2+[.D12]^2+[.E12]^2" office:value-type="float" office:value="34.71" calcext:value-type="float">
            <text:p>34.7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V</text:p>
          </table:table-cell>
          <table:table-cell office:value-type="float" office:value="2.5" calcext:value-type="float">
            <text:p>2.5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table:formula="of:=SUM([.B13:.E13])" office:value-type="float" office:value="11.7" calcext:value-type="float">
            <text:p>11.7</text:p>
          </table:table-cell>
          <table:table-cell table:number-columns-repeated="2"/>
          <table:table-cell table:style-name="ce3" office:value-type="string" calcext:value-type="string">
            <text:p>I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B13]^2+[.C13]^2+[.D13]^2+[.E13]^2" office:value-type="float" office:value="34.55" calcext:value-type="float">
            <text:p>34.5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V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 office:value-type="float" office:value="3.7" calcext:value-type="float">
            <text:p>3.7</text:p>
          </table:table-cell>
          <table:table-cell office:value-type="float" office:value="3.2" calcext:value-type="float">
            <text:p>3.2</text:p>
          </table:table-cell>
          <table:table-cell table:formula="of:=SUM([.B14:.E14])" office:value-type="float" office:value="11.3" calcext:value-type="float">
            <text:p>11.3</text:p>
          </table:table-cell>
          <table:table-cell table:number-columns-repeated="2"/>
          <table:table-cell table:style-name="ce3"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[.B14]^2+[.C14]^2+[.D14]^2+[.E14]^2" office:value-type="float" office:value="33.63" calcext:value-type="float">
            <text:p>33.63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uma por c</text:p>
          </table:table-cell>
          <table:table-cell table:formula="of:=SUM([.B10:.B14])" office:value-type="float" office:value="13.6" calcext:value-type="float">
            <text:p>13.6</text:p>
          </table:table-cell>
          <table:table-cell table:formula="of:=SUM([.C10:.C14])" office:value-type="float" office:value="13.2" calcext:value-type="float">
            <text:p>13.2</text:p>
          </table:table-cell>
          <table:table-cell table:formula="of:=SUM([.D10:.D14])" office:value-type="float" office:value="14.8" calcext:value-type="float">
            <text:p>14.8</text:p>
          </table:table-cell>
          <table:table-cell table:formula="of:=SUM([.E10:.E14])" office:value-type="float" office:value="15.2" calcext:value-type="float">
            <text:p>15.2</text:p>
          </table:table-cell>
          <table:table-cell table:formula="of:=SUM([.F10:.F14])" office:value-type="float" office:value="56.8" calcext:value-type="float">
            <text:p>56.8</text:p>
          </table:table-cell>
          <table:table-cell table:formula="of:=SUM([.B15:.E15])" office:value-type="float" office:value="56.8" calcext:value-type="float">
            <text:p>56.8</text:p>
          </table:table-cell>
          <table:table-cell table:number-columns-repeated="8"/>
          <table:table-cell table:formula="of:=SUM([.P10:.P14])" office:value-type="float" office:value="166.36" calcext:value-type="float">
            <text:p>166.36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11" office:value-type="string" calcext:value-type="string">
            <text:p>Resultado</text:p>
          </table:table-cell>
          <table:table-cell office:value-type="string" calcext:value-type="string">
            <text:p>suma1</text:p>
          </table:table-cell>
          <table:table-cell office:value-type="string" calcext:value-type="string">
            <text:p>Suma2</text:p>
          </table:table-cell>
          <table:table-cell office:value-type="string" calcext:value-type="string">
            <text:p>K*Suma2</text:p>
          </table:table-cell>
          <table:table-cell table:style-name="ce13" office:value-type="string" calcext:value-type="string">
            <text:p>SSCTr*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9" office:value-type="string" calcext:value-type="string">
            <text:p>T1A</text:p>
          </table:table-cell>
          <table:table-cell table:formula="of:=[.G3]-(0.25*[.K17])" office:value-type="float" office:value="2.225" calcext:value-type="float">
            <text:p>2.225</text:p>
          </table:table-cell>
          <table:table-cell table:formula="of:=([.J10]*[.$F$10])+([.J11]*[.$F$11])+([.J12]*[.$F$12])+([.J13]*[.$F$13])+([.J14]*[.$F$14])" office:value-type="float" office:value="45.5" calcext:value-type="float">
            <text:p>45.5</text:p>
          </table:table-cell>
          <table:table-cell table:formula="of:=[.J17]^2+[.J18]^2+[.J19]^2+[.J20]^2+[.J21]^2" office:value-type="float" office:value="14.3425" calcext:value-type="float">
            <text:p>14.3425</text:p>
          </table:table-cell>
          <table:table-cell table:formula="of:=4*[.L17]" office:value-type="float" office:value="57.37" calcext:value-type="float">
            <text:p>57.37</text:p>
          </table:table-cell>
          <table:table-cell table:style-name="ce14" table:formula="of:=(1/([.$J$6]*[.J$3]))*[.$M$17]" office:value-type="float" office:value="3.82466666666667" calcext:value-type="float">
            <text:p>3.82466666666667</text:p>
          </table:table-cell>
          <table:table-cell table:number-columns-repeated="2"/>
          <table:table-cell table:style-name="ce16" office:value-type="string" calcext:value-type="string">
            <text:p>SSResiduals</text:p>
          </table:table-cell>
          <table:table-cell/>
        </table:table-row>
        <table:table-row table:style-name="ro1">
          <table:table-cell table:number-columns-repeated="8"/>
          <table:table-cell table:style-name="ce9" office:value-type="string" calcext:value-type="string">
            <text:p>T2B</text:p>
          </table:table-cell>
          <table:table-cell table:formula="of:=[.G4]-(0.25*[.K18])" office:value-type="float" office:value="-2.275" calcext:value-type="float">
            <text:p>-2.275</text:p>
          </table:table-cell>
          <table:table-cell table:formula="of:=([.K10]*[.$F$10])+([.K11]*[.$F$11])+([.K12]*[.$F$12])+([.K13]*[.$F$13])+([.K14]*[.$F$14])" office:value-type="float" office:value="45.1" calcext:value-type="float">
            <text:p>45.1</text:p>
          </table:table-cell>
          <table:table-cell table:number-columns-repeated="5"/>
          <table:table-cell table:formula="of:=[.Q10]-[.Q7]-[.Q4]-[.N17]" office:value-type="float" office:value="0.42133333333337" calcext:value-type="float">
            <text:p>0.42133333333337</text:p>
          </table:table-cell>
          <table:table-cell/>
        </table:table-row>
        <table:table-row table:style-name="ro1">
          <table:table-cell table:number-columns-repeated="8"/>
          <table:table-cell table:style-name="ce9" office:value-type="string" calcext:value-type="string">
            <text:p>T3C</text:p>
          </table:table-cell>
          <table:table-cell table:formula="of:=[.G5]-(0.25*[.K19])" office:value-type="float" office:value="-1.475" calcext:value-type="float">
            <text:p>-1.475</text:p>
          </table:table-cell>
          <table:table-cell table:formula="of:=([.L10]*[.$F$10])+([.L11]*[.$F$11])+([.L12]*[.$F$12])+([.L13]*[.$F$13])+([.L14]*[.$F$14])" office:value-type="float" office:value="45.1" calcext:value-type="float">
            <text:p>45.1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9" office:value-type="string" calcext:value-type="string">
            <text:p>T4D</text:p>
          </table:table-cell>
          <table:table-cell table:formula="of:=[.G6]-(0.25*[.K20])" office:value-type="float" office:value="1.425" calcext:value-type="float">
            <text:p>1.425</text:p>
          </table:table-cell>
          <table:table-cell table:formula="of:=([.M10]*[.$F$10])+([.M11]*[.$F$11])+([.M12]*[.$F$12])+([.M13]*[.$F$13])+([.M14]*[.$F$14])" office:value-type="float" office:value="46.3" calcext:value-type="float">
            <text:p>46.3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9" office:value-type="string" calcext:value-type="string">
            <text:p>T5E</text:p>
          </table:table-cell>
          <table:table-cell table:formula="of:=[.G7]-(0.25*[.K21])" office:value-type="float" office:value="0.0999999999999979" calcext:value-type="float">
            <text:p>0.099999999999998</text:p>
          </table:table-cell>
          <table:table-cell table:formula="of:=([.N10]*[.$F$10])+([.N11]*[.$F$11])+([.N12]*[.$F$12])+([.N13]*[.$F$13])+([.N14]*[.$F$14])" office:value-type="float" office:value="45.2" calcext:value-type="float">
            <text:p>45.2</text:p>
          </table:table-cell>
          <table:table-cell table:number-columns-repeated="7"/>
        </table:table-row>
        <table:table-row table:style-name="ro1">
          <table:table-cell table:style-name="ce5"/>
          <table:table-cell table:style-name="ce5" office:value-type="string" calcext:value-type="string">
            <text:p>Tabla ANOVA</text:p>
          </table:table-cell>
          <table:table-cell table:style-name="ce5" table:number-columns-repeated="16"/>
        </table:table-row>
        <table:table-row table:style-name="ro1">
          <table:table-cell/>
          <table:table-cell table:style-name="ce6" office:value-type="string" calcext:value-type="string">
            <text:p>df</text:p>
          </table:table-cell>
          <table:table-cell table:style-name="ce6" office:value-type="string" calcext:value-type="string">
            <text:p>Sum sq</text:p>
          </table:table-cell>
          <table:table-cell table:style-name="ce6" office:value-type="string" calcext:value-type="string">
            <text:p>Mean sq</text:p>
          </table:table-cell>
          <table:table-cell table:style-name="ce6" office:value-type="string" calcext:value-type="string">
            <text:p>F-value</text:p>
          </table:table-cell>
          <table:table-cell table:style-name="ce6" office:value-type="string" calcext:value-type="string">
            <text:p>F0.05,4,8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Tratamientos</text:p>
          </table:table-cell>
          <table:table-cell office:value-type="float" office:value="4" calcext:value-type="float">
            <text:p>4</text:p>
          </table:table-cell>
          <table:table-cell office:value-type="float" office:value="3.82466666666667" calcext:value-type="float">
            <text:p>3.82466666666667</text:p>
          </table:table-cell>
          <table:table-cell table:formula="of:=[.C24]/[.B24]" office:value-type="float" office:value="0.956166666666667" calcext:value-type="float">
            <text:p>0.956166666666667</text:p>
          </table:table-cell>
          <table:table-cell table:formula="of:=[.D24]/[.D27]" office:value-type="float" office:value="18.1550632911377" calcext:value-type="float">
            <text:p>18.1550632911377</text:p>
          </table:table-cell>
          <table:table-cell office:value-type="float" office:value="3.84" calcext:value-type="float">
            <text:p>3.84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Renglones</text:p>
          </table:table-cell>
          <table:table-cell office:value-type="float" office:value="4" calcext:value-type="float">
            <text:p>4</text:p>
          </table:table-cell>
          <table:table-cell office:value-type="float" office:value="0.257999999999953" calcext:value-type="float">
            <text:p>0.257999999999953</text:p>
          </table:table-cell>
          <table:table-cell table:formula="of:=[.C25]/[.B25]" office:value-type="float" office:value="0.0644999999999883" calcext:value-type="float">
            <text:p>0.064499999999988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Columnas</text:p>
          </table:table-cell>
          <table:table-cell office:value-type="float" office:value="3" calcext:value-type="float">
            <text:p>3</text:p>
          </table:table-cell>
          <table:table-cell office:value-type="float" office:value="0.543999999999954" calcext:value-type="float">
            <text:p>0.543999999999954</text:p>
          </table:table-cell>
          <table:table-cell table:formula="of:=[.C26]/[.B26]" office:value-type="float" office:value="0.181333333333318" calcext:value-type="float">
            <text:p>0.181333333333318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Residuales</text:p>
          </table:table-cell>
          <table:table-cell office:value-type="float" office:value="8" calcext:value-type="float">
            <text:p>8</text:p>
          </table:table-cell>
          <table:table-cell office:value-type="float" office:value="0.42133333333337" calcext:value-type="float">
            <text:p>0.42133333333337</text:p>
          </table:table-cell>
          <table:table-cell table:formula="of:=[.C27]/[.B27]" office:value-type="float" office:value="0.0526666666666713" calcext:value-type="float">
            <text:p>0.052666666666671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23T18:15:20.623074293</meta:creation-date>
    <dc:date>2020-04-23T20:30:51.403903152</dc:date>
    <meta:editing-duration>PT9M19S</meta:editing-duration>
    <meta:editing-cycles>1</meta:editing-cycles>
    <meta:document-statistic meta:table-count="1" meta:cell-count="198" meta:object-count="0"/>
    <meta:generator>LibreOffice/6.4.0.3$Linux_X86_64 LibreOffice_project/b0a288ab3d2d4774cb44b62f04d5d28733ac6df8</meta:generator>
  </office:meta>
</office:document-meta>
</file>